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0% 100%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82</text:p>
      <text:p text:style-name="Standard">How many moles of aluminum do 3.7 x 10<text:span text:style-name="T2">24</text:span><text:span text:style-name="T1"> aluminum atoms represent</text:span></text:p>
      <text:p text:style-name="Standard"><text:span text:style-name="T1">6.1 mol</text:span></text:p>
      <text:p text:style-name="Standard"><text:span text:style-name="T1"/></text:p>
      <text:p text:style-name="Standard"><text:span text:style-name="T1">83</text:span></text:p>
      <text:p text:style-name="Standard"><text:span text:style-name="T1">What is the amount, in moles, of each elemental sample?</text:span></text:p>
      <text:p text:style-name="Standard"><text:span text:style-name="T1">A 11.8g Ar<text:tab/><text:tab/>-<text:tab/>0.295<text:tab/>mol</text:span></text:p>
      <text:p text:style-name="Standard"><text:span text:style-name="T1">B 3.55g Zn<text:tab/><text:tab/>-<text:tab/>0.054<text:tab/>mol</text:span></text:p>
      <text:p text:style-name="Standard"><text:span text:style-name="T1">C 26.1g Ta<text:tab/><text:tab/>-<text:tab/>0.144<text:tab/>mol</text:span></text:p>
      <text:p text:style-name="Standard"><text:span text:style-name="T1">D 0.211g Li<text:tab/><text:tab/>-<text:tab/>0.03<text:tab/>mol</text:span></text:p>
      <text:p text:style-name="Standard"><text:span text:style-name="T1"/></text:p>
      <text:p text:style-name="Standard"><text:span text:style-name="T1">84</text:span></text:p>
      <text:p text:style-name="Standard"><text:span text:style-name="T1">What is the mass, in grams, of each elemental sample?</text:span></text:p>
      <text:p text:style-name="Standard"><text:span text:style-name="T1">A 2.3 * 10</text:span><text:span text:style-name="T2">-3</text:span><text:span text:style-name="T1"> mol Sb<text:tab/>-<text:tab/>0.28g</text:span></text:p>
      <text:p text:style-name="Standard"><text:span text:style-name="T1">B 0.0355 mol Ba<text:tab/>-<text:tab/>4.875g</text:span></text:p>
      <text:p text:style-name="Standard"><text:span text:style-name="T1">C 43.9 mol Xe<text:tab/><text:tab/>-<text:tab/>5763.63g</text:span></text:p>
      <text:p text:style-name="Standard"><text:span text:style-name="T1">D 1.3 mol W<text:tab/><text:tab/>-<text:tab/>239.005g</text:span></text:p>
      <text:p text:style-name="Standard"><text:span text:style-name="T1"/></text:p>
      <text:p text:style-name="Standard"><text:span text:style-name="T1">86</text:span></text:p>
      <text:p text:style-name="Standard"><text:span text:style-name="T1">What is the mass of 4.91 * 10</text:span><text:span text:style-name="T2">21</text:span><text:span text:style-name="T1"> platinum atoms?</text:span></text:p>
      <text:p text:style-name="Standard"><text:span text:style-name="T1">9.578*10</text:span><text:span text:style-name="T2">23</text:span></text:p>
      <text:p text:style-name="Standard"><text:span text:style-name="T1"/></text:p>
      <text:p text:style-name="Standard"><text:span text:style-name="T1">88</text:span></text:p>
      <text:p text:style-name="Standard"><text:span text:style-name="T1">Calculate the number of atoms in each sample.</text:span></text:p>
      <text:p text:style-name="Standard"><text:span text:style-name="T1">A 14.955g Cr</text:span></text:p>
      <text:p text:style-name="Standard"><text:span text:style-name="T1">1.732 * 10</text:span><text:span text:style-name="T2">23</text:span></text:p>
      <text:p text:style-name="Standard"><text:span text:style-name="T1">b 39.733g S</text:span></text:p>
      <text:p text:style-name="Standard"><text:span text:style-name="T1">7.461 *10</text:span><text:span text:style-name="T2">23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1-31T12:24:08.87</meta:creation-date>
    <dc:date>2018-02-05T18:16:12.64</dc:date>
    <dc:creator>Timothy Cayer</dc:creator>
    <meta:editing-duration>PT1H16M7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4" meta:word-count="119" meta:character-count="529"/>
  </office:meta>
</office:document-meta>
</file>